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style:font-size-asian="12pt" style:language-asian="en" style:country-asian="US" style:font-name-complex="Liberation Serif1" style:font-size-complex="12pt"/>
    </style:style>
    <style:style style:name="P5" style:family="paragraph" style:parent-style-name="Standard">
      <style:text-properties style:font-name="Liberation Serif" fo:font-size="10pt" style:font-size-asian="10pt" style:font-name-complex="Liberation Serif1" style:font-size-complex="10pt"/>
    </style:style>
    <style:style style:name="P6" style:family="paragraph" style:parent-style-name="Standard">
      <style:text-properties style:font-name="Liberation Serif" fo:font-size="12pt" fo:language="en" fo:country="US" style:font-size-asian="12pt" style:language-asian="en" style:country-asian="US" style:font-name-complex="Lohit Devanagari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erif" style:font-name-complex="Lohit Devanagari"/>
    </style:style>
    <style:style style:name="T2" style:family="text">
      <style:text-properties style:font-name="Liberation Serif" style:font-name-complex="Liberation Serif1"/>
    </style:style>
    <style:style style:name="T3" style:family="text">
      <style:text-properties style:font-name="Liberation Serif" fo:language="en" fo:country="US" style:language-asian="en" style:country-asian="US"/>
    </style:style>
    <style:style style:name="T4" style:family="text">
      <style:text-properties style:font-name="Liberation Serif" fo:language="en" fo:country="US" style:language-asian="en" style:country-asian="US" style:font-name-complex="Lohit Devanagari"/>
    </style:style>
    <style:style style:name="T5" style:family="text">
      <style:text-properties style:font-name="Liberation Serif" fo:language="en" fo:country="US" style:language-asian="en" style:country-asian="US" style:font-name-complex="Liberation Serif1"/>
    </style:style>
    <style:style style:name="T6" style:family="text">
      <style:text-properties style:font-name="Liberation Serif" fo:language="en" fo:country="US" fo:font-weight="bold" style:language-asian="en" style:country-asian="US" style:font-weight-asian="bold" style:font-name-complex="Liberation Serif1" style:font-weight-complex="bold"/>
    </style:style>
    <style:style style:name="T7" style:family="text">
      <style:text-properties style:font-name="Liberation Serif" fo:font-size="12pt" fo:language="en" fo:country="US" style:font-size-asian="12pt" style:language-asian="en" style:country-asian="US" style:font-name-complex="Lohit Devanagari" style:font-size-complex="12pt"/>
    </style:style>
    <style:style style:name="T8" style:family="text">
      <style:text-properties style:font-name="Liberation Serif" fo:font-size="12pt" fo:language="en" fo:country="US" style:font-size-asian="12pt" style:language-asian="en" style:country-asian="US" style:font-size-complex="12pt"/>
    </style:style>
    <style:style style:name="T9" style:family="text">
      <style:text-properties style:font-name="Liberation Serif" fo:font-size="12pt" fo:language="en" fo:country="US" style:font-size-asian="12pt" style:language-asian="en" style:country-asian="US" style:font-name-complex="Liberation Serif1" style:font-size-complex="12pt"/>
    </style:style>
    <style:style style:name="T10" style:family="text">
      <style:text-properties style:font-name="Liberation Serif" fo:font-size="12pt" fo:language="en" fo:country="US" fo:font-weight="bold" style:font-size-asian="12pt" style:language-asian="en" style:country-asian="US" style:font-weight-asian="bold" style:font-name-complex="Lohit Devanagari" style:font-size-complex="12pt" style:font-weight-complex="bold"/>
    </style:style>
    <style:style style:name="T11" style:family="text">
      <style:text-properties style:font-name="Liberation Serif" fo:font-weight="normal" style:font-weight-asian="normal" style:font-name-complex="Lohit Devanagari" style:font-weight-complex="normal"/>
    </style:style>
    <style:style style:name="T12" style:family="text">
      <style:text-properties style:font-name="Liberation Serif" fo:font-weight="normal" style:font-weight-asian="normal" style:font-name-complex="Liberation Serif1" style:font-weight-complex="normal"/>
    </style:style>
    <style:style style:name="T13" style:family="text">
      <style:text-properties style:font-name="Symbol" fo:font-size="12pt" fo:language="en" fo:country="US" style:font-size-asian="12pt" style:language-asian="en" style:country-asian="US" style:font-name-complex="Lohit Devanagari" style:font-size-complex="12pt"/>
    </style:style>
    <style:style style:name="T14" style:family="text">
      <style:text-properties style:font-name="Symbol" fo:font-size="12pt" fo:language="en" fo:country="US" style:font-size-asian="12pt" style:language-asian="en" style:country-asian="US" style:font-size-complex="12pt"/>
    </style:style>
    <style:style style:name="T15" style:family="text">
      <style:text-properties style:font-name="Symbol" fo:language="en" fo:country="US" style:language-asian="en" style:country-asian="US"/>
    </style:style>
    <style:style style:name="T16" style:family="text">
      <style:text-properties style:font-name="Symbol" fo:language="en" fo:country="US" style:language-asian="en" style:country-asian="US" style:font-name-complex="Lohit Devanagari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16 </text:p>
      <text:p text:style-name="P2"/>
      <text:p text:style-name="P2">A. </text:p>
      <text:p text:style-name="P2"/>
      <text:p text:style-name="P2">Retrieve the names of all employees in dept 5 who work more than 10 hours per week on the productX project? </text:p>
      <text:p text:style-name="P1"/>
      <text:p text:style-name="P3">PROJ &lt;-- (<text:span text:style-name="T15"></text:span><text:span text:style-name="T3"> pname = 'ProjectX' (PROJECT))</text:span></text:p>
      <text:p text:style-name="P3"><text:span text:style-name="T3">PROJ2 &lt;-- PROJ</text:span><text:span text:style-name="T3"> </text:span><text:span text:style-name="T4"><text:s/></text:span><text:span text:style-name="T4"><draw:frame draw:style-name="fr1" draw:name="graphics1" text:anchor-type="as-char" svg:width="0.1701in" svg:height="0.1098in" draw:z-index="1"><draw:image xlink:href="http://upload.wikimedia.org/math/e/9/6/e96250edf3d71c59494dff9736902e9c.png" xlink:type="simple" xlink:show="embed" xlink:actuate="onLoad"/></draw:frame></text:span><text:span text:style-name="T4"> pnumber = pno (WORKS_ON)</text:span></text:p>
      <text:p text:style-name="P3"><text:span text:style-name="T4">PROJ3 &lt;-- (</text:span><text:span text:style-name="T16"> </text:span><text:span text:style-name="T4">Hours &gt; 10) (PROJ2)</text:span></text:p>
      <text:p text:style-name="P3"><text:span text:style-name="T4">PROJ4 &lt;-- PROJ3 </text:span><text:span text:style-name="T4"><text:s/></text:span><text:span text:style-name="T4"><draw:frame draw:style-name="fr2" draw:name="graphics2" text:anchor-type="as-char" svg:width="0.1701in" svg:height="0.1098in" draw:z-index="2"><draw:image xlink:href="http://upload.wikimedia.org/math/e/9/6/e96250edf3d71c59494dff9736902e9c.png" xlink:type="simple" xlink:show="embed" xlink:actuate="onLoad"/></draw:frame></text:span><text:span text:style-name="T4"> essn = ssn (EMPLOYEE)</text:span></text:p>
      <text:p text:style-name="P3"><text:span text:style-name="T4">PROJ5 &lt;-- (</text:span><text:span text:style-name="T16"> </text:span><text:span text:style-name="T4">dno = 5) (PROJ4)</text:span></text:p>
      <text:p text:style-name="P4">RESULT &lt;-- 𐀄 fname, lname (PROJ5)</text:p>
      <text:p text:style-name="P1"/>
      <text:p text:style-name="P2">B. </text:p>
      <text:p text:style-name="P2"/>
      <text:p text:style-name="P1"><text:span text:style-name="T17">List the names of all employees who have a dependent with the same first name as themsel</text:span>ves. </text:p>
      <text:p text:style-name="P1"/>
      <text:p text:style-name="P1">EMP_DEP &lt;-- EMPLOYEE <text:span text:style-name="T1"><text:s/></text:span><text:span text:style-name="T1"><draw:frame draw:style-name="fr1" draw:name="graphics3" text:anchor-type="as-char" svg:width="0.1701in" svg:height="0.1098in" draw:z-index="0"><draw:image xlink:href="http://upload.wikimedia.org/math/e/9/6/e96250edf3d71c59494dff9736902e9c.png" xlink:type="simple" xlink:show="embed" xlink:actuate="onLoad"/></draw:frame></text:span><text:span text:style-name="T1"> (ssn = essn) <text:s/>and (fname = dependent_name) (DEPENDENT)</text:span></text:p>
      <text:p text:style-name="P5">RESULT &lt;-- 𐀄 fname, lname (EMP_DEP)</text:p>
      <text:p text:style-name="P5"/>
      <text:p text:style-name="P2">C. </text:p>
      <text:p text:style-name="P2"/>
      <text:p text:style-name="P1"><text:span text:style-name="T17">Find the names of all employees who are directly supervised by Franklin Wong</text:span> </text:p>
      <text:p text:style-name="P1"/>
      <text:p text:style-name="P1">SUPER &lt;-- (<text:span text:style-name="T13"> </text:span>fname = 'Franklin' and lname = 'Wong') (EMPLOYEE)</text:p>
      <text:p text:style-name="P1">SUPER2 &lt;-- <text:span text:style-name="T2">𐀄 ssn (SUPER)</text:span></text:p>
      <text:p text:style-name="P1"><text:span text:style-name="T2">SUPER3 &lt;-- EMPLOYEE </text:span><text:span text:style-name="T1"><text:s/></text:span><text:span text:style-name="T1"><draw:frame draw:style-name="fr2" draw:name="graphics4" text:anchor-type="as-char" svg:width="0.1165in" svg:height="0.1098in" draw:z-index="3"><draw:image xlink:href="http://upload.wikimedia.org/math/e/9/6/e96250edf3d71c59494dff9736902e9c.png" xlink:type="simple" xlink:show="embed" xlink:actuate="onLoad"/></draw:frame></text:span><text:span text:style-name="T1"> super_ssn = ssn (SUPER2)</text:span></text:p>
      <text:p text:style-name="P1"><text:span text:style-name="T1">RESULT &lt;-- </text:span><text:span text:style-name="T2">𐀄 fname, lname (SUPER3)</text:span></text:p>
      <text:p text:style-name="P1"/>
      <text:p text:style-name="P2">D. </text:p>
      <text:p text:style-name="P2"/>
      <text:p text:style-name="P2">For each project, list the project name and the total hours per week (by all employees) spent on that project </text:p>
      <text:p text:style-name="P1"/>
      <text:p text:style-name="P1">R1 &lt;-- <text:span text:style-name="T2">PROJECT </text:span><text:span text:style-name="T12"><text:s/></text:span><text:span text:style-name="T11"><text:s/></text:span><text:span text:style-name="T11"><draw:frame draw:style-name="fr2" draw:name="graphics6" text:anchor-type="as-char" svg:width="0.1165in" svg:height="0.1098in" draw:z-index="4"><draw:image xlink:href="http://upload.wikimedia.org/math/e/9/6/e96250edf3d71c59494dff9736902e9c.png" xlink:type="simple" xlink:show="embed" xlink:actuate="onLoad"/></draw:frame></text:span><text:span text:style-name="T11"> pno = pnumber (WORKS_ON)</text:span></text:p>
      <text:p text:style-name="P1"><text:span text:style-name="T11">R2 &lt;-- </text:span><text:span text:style-name="T12">𐀄 pname, hours, pno (R1)</text:span></text:p>
      <text:p text:style-name="P1">RESULT &lt;-- pno <text:span text:style-name="T17">F</text:span><text:span text:style-name="T18"> Sum Hours (R1)</text:span></text:p>
      <text:p text:style-name="P1"><text:span text:style-name="T11"/></text:p>
      <text:p text:style-name="P2">E. </text:p>
      <text:p text:style-name="P2"/>
      <text:p text:style-name="P2"><text:span text:style-name="T1">Retrieve the names of all employees who work on every project</text:span></text:p>
      <text:p text:style-name="P2"><text:span text:style-name="T1"/></text:p>
      <text:p text:style-name="P9"><text:span text:style-name="T1">R1 &lt;-- <text:s/></text:span><text:span text:style-name="T5">𐀄 pnumber (PROJECT)</text:span></text:p>
      <text:p text:style-name="P9"><text:span text:style-name="T5">R2 &lt;-- WORKS_ON </text:span><text:span text:style-name="T6">DIV</text:span><text:span text:style-name="T5"> R1</text:span></text:p>
      <text:p text:style-name="P9"><text:span text:style-name="T5">R3 &lt;-- R2 <text:s/></text:span><text:span text:style-name="T4"><text:s/></text:span><text:span text:style-name="T4"><draw:frame draw:style-name="fr2" draw:name="graphics5" text:anchor-type="as-char" svg:width="0.1165in" svg:height="0.1098in" draw:z-index="5"><draw:image xlink:href="http://upload.wikimedia.org/math/e/9/6/e96250edf3d71c59494dff9736902e9c.png" xlink:type="simple" xlink:show="embed" xlink:actuate="onLoad"/></draw:frame></text:span><text:span text:style-name="T4"> essn = ssn (EMPLOYEE)</text:span></text:p>
      <text:p text:style-name="P9"><text:span text:style-name="T4">RESULT &lt;-- </text:span><text:span text:style-name="T5">𐀄 fname, lname</text:span></text:p>
      <text:p text:style-name="P9"><text:span text:style-name="T5"/></text:p>
      <text:p text:style-name="P2"><text:span text:style-name="T5">F.</text:span></text:p>
      <text:p text:style-name="P2"><text:span text:style-name="T5"/></text:p>
      <text:p text:style-name="P2"><text:span text:style-name="T5">Retrieve the names of all employees who do not work on any project?</text:span></text:p>
      <text:p text:style-name="P2"><text:span text:style-name="T5"/></text:p>
      <text:p text:style-name="P9"><text:span text:style-name="T5">R1 &lt;-- 𐀄 ssn (EMPLOYEE)</text:span></text:p>
      <text:p text:style-name="P9"><text:span text:style-name="T5">R2 (ssn) &lt;-- essn (WORKS_ON)</text:span></text:p>
      <text:p text:style-name="P9"><text:span text:style-name="T5">R3 &lt;-- R1 – R2</text:span></text:p>
      <text:p text:style-name="P9"><text:span text:style-name="T5">R4 &lt;-- R3 * EMPLOYEE</text:span></text:p>
      <text:p text:style-name="P9"><text:span text:style-name="T5">R5 &lt;-- ssn </text:span><text:span text:style-name="T6">F</text:span><text:span text:style-name="T5"> R4</text:span></text:p>
      <text:p text:style-name="P9"><text:span text:style-name="T5">RESULT &lt;-- </text:span><text:span text:style-name="T9">𐀄 fname, lname (R5 * EMPLOYEE)</text:span></text:p>
      <text:p text:style-name="P9"><text:soft-page-break/><text:span text:style-name="T9"/></text:p>
      <text:p text:style-name="P2"><text:span text:style-name="T9">G.</text:span></text:p>
      <text:p text:style-name="P2"><text:span text:style-name="T9"/></text:p>
      <text:p text:style-name="P2"><text:span text:style-name="T9">For each department, retrieve the department name and the average salary of all employees working in that department?</text:span></text:p>
      <text:p text:style-name="P2"><text:span text:style-name="T9"/></text:p>
      <text:p text:style-name="P9"><text:span text:style-name="T9">R1 &lt;-- </text:span><text:span text:style-name="T5">𐀄 dname, dnumber (DEPARTMENT)</text:span></text:p>
      <text:p text:style-name="P9"><text:span text:style-name="T5">R2 &lt;-- EMPLOYEE </text:span><text:span text:style-name="T7"><text:s/></text:span><text:span text:style-name="T7"><draw:frame draw:style-name="fr1" draw:name="graphics7" text:anchor-type="as-char" svg:width="0.1701in" svg:height="0.1098in" draw:z-index="6"><draw:image xlink:href="http://upload.wikimedia.org/math/e/9/6/e96250edf3d71c59494dff9736902e9c.png" xlink:type="simple" xlink:show="embed" xlink:actuate="onLoad"/></draw:frame></text:span><text:span text:style-name="T7"> dno = dnumber (R1)</text:span></text:p>
      <text:p text:style-name="P9"><text:span text:style-name="T7">R3 &lt;-- dno </text:span><text:span text:style-name="T10">F</text:span><text:span text:style-name="T7"> </text:span></text:p>
      <text:p text:style-name="P9"><text:span text:style-name="T5"/></text:p>
      <text:p text:style-name="P9"><text:span text:style-name="T5"/></text:p>
      <text:p text:style-name="P1"/>
      <text:p text:style-name="P2">6.18 </text:p>
      <text:p text:style-name="P2"/>
      <text:p text:style-name="P2">A. </text:p>
      <text:p text:style-name="P2"/>
      <text:p text:style-name="P2">How many copies of the book titled The Lost Tribe are owned by the library branch whose name is Sharps town? </text:p>
      <text:p text:style-name="P1"/>
      <text:p text:style-name="P1">LB1 &lt;-- <text:span text:style-name="T7">(</text:span><text:span text:style-name="T13"> </text:span><text:span text:style-name="T7">branch_name</text:span><text:span text:style-name="T7"> = 'Sharpstown') (LIBRARY_BRANCH)</text:span></text:p>
      <text:p text:style-name="P1"><text:span text:style-name="T7">LB2 &lt;--</text:span><text:span text:style-name="T4"> </text:span><text:span text:style-name="T7">(</text:span><text:span text:style-name="T13"> </text:span><text:span text:style-name="T7">title</text:span><text:span text:style-name="T7"> = 'The Lost Tribe') (BOOK)</text:span></text:p>
      <text:p text:style-name="P6">LB3 &lt;-- LB1 * BOOK_COPIES</text:p>
      <text:p text:style-name="P6">LB4 &lt;-- LB3 * LB2</text:p>
      <text:p text:style-name="P1"><text:span text:style-name="T7">RESULT &lt;-- </text:span><text:span text:style-name="T4"><text:s/></text:span><text:span text:style-name="T5">𐀄 no_of_copies (LB4)</text:span></text:p>
      <text:p text:style-name="P1"/>
      <text:p text:style-name="P1"/>
      <text:p text:style-name="P1"/>
      <text:p text:style-name="P1"/>
      <text:p text:style-name="P1"/>
      <text:p text:style-name="P1"/>
      <text:p text:style-name="P2">B. </text:p>
      <text:p text:style-name="P2"/>
      <text:p text:style-name="P1"><text:span text:style-name="T17">How many copies of the book titled The Lost Tribe are owed by each library branch?</text:span> </text:p>
      <text:p text:style-name="P1"/>
      <text:p text:style-name="P1">R1 &lt;-- <text:span text:style-name="T19">(</text:span><text:span text:style-name="T14"></text:span><text:span text:style-name="T8"> title = 'The Lost Tribe' (BOOK))</text:span></text:p>
      <text:p text:style-name="P1"><text:span text:style-name="T8">R2 &lt;-- R1 * BOOK_COPIES</text:span></text:p>
      <text:p text:style-name="P1"><text:span text:style-name="T8">R3 &lt;-- R2 * LIBRARY_BRANCH</text:span></text:p>
      <text:p text:style-name="P1"><text:span text:style-name="T8">RESULT &lt;-- </text:span><text:span text:style-name="T9">𐀄 no_of_copies, branch_name (R3)</text:span></text:p>
      <text:p text:style-name="P1"/>
      <text:p text:style-name="P2">C. </text:p>
      <text:p text:style-name="P2"/>
      <text:p text:style-name="P2">Retrieve the names of all borrowers who do not have any books checked out. </text:p>
      <text:p text:style-name="P2"/>
      <text:p text:style-name="P9"/>
      <text:p text:style-name="P1"/>
      <text:p text:style-name="P2">D. </text:p>
      <text:p text:style-name="P2"/>
      <text:p text:style-name="P1"><text:span text:style-name="T17">For each book that is loaned out from the Sharps town branch and whose Due_Date is today, retrieve the book title, the borrowers' name, and the borrowers address</text:span> </text:p>
      <text:p text:style-name="P1"/>
      <text:p text:style-name="P2">E. </text:p>
      <text:p text:style-name="P2"/>
      <text:p text:style-name="P2">For each library branch, retrieve the branch name and the total number of books loaned out from that branch </text:p>
      <text:p text:style-name="P1"/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28703 </meta:initial-creator>
    <meta:creation-date>2014-01-13T15:35:59</meta:creation-date>
    <dc:date>2014-01-14T17:23:02</dc:date>
    <dc:creator>003928703 </dc:creator>
    <meta:editing-duration>PT3H43M30S</meta:editing-duration>
    <meta:editing-cycles>14</meta:editing-cycles>
    <meta:generator>LibreOffice/3.4$Unix LibreOffice_project/340m1$Build-502</meta:generator>
    <meta:document-statistic meta:table-count="0" meta:image-count="7" meta:object-count="0" meta:page-count="2" meta:paragraph-count="63" meta:word-count="468" meta:character-count="2470" meta:non-whitespace-character-count="2024"/>
  </office:meta>
</office:document-meta>
</file>